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3.511cm" table:align="left"/>
    </style:style>
    <style:style style:name="Tabelle1.A" style:family="table-column">
      <style:table-column-properties style:column-width="13.51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4.48cm" fo:margin-left="8.689cm" table:align="left"/>
    </style:style>
    <style:style style:name="Tabelle3.A" style:family="table-column">
      <style:table-column-properties style:column-width="4.4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891cm" table:align="left"/>
    </style:style>
    <style:style style:name="Tabelle2.A" style:family="table-column">
      <style:table-column-properties style:column-width="5.89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f09" officeooo:paragraph-rsid="0000ff09"/>
    </style:style>
    <style:style style:name="P2" style:family="paragraph" style:parent-style-name="Standard">
      <style:text-properties officeooo:rsid="0000ff09" officeooo:paragraph-rsid="000364d7"/>
    </style:style>
    <style:style style:name="P3" style:family="paragraph" style:parent-style-name="Standard">
      <style:text-properties officeooo:paragraph-rsid="000364d7"/>
    </style:style>
    <style:style style:name="P4" style:family="paragraph" style:parent-style-name="Table_20_Contents">
      <style:text-properties officeooo:rsid="000364d7" officeooo:paragraph-rsid="000364d7"/>
    </style:style>
    <style:style style:name="P5" style:family="paragraph" style:parent-style-name="Table_20_Contents">
      <style:text-properties officeooo:rsid="000364d7" officeooo:paragraph-rsid="00088af5"/>
    </style:style>
    <style:style style:name="P6" style:family="paragraph" style:parent-style-name="Table_20_Contents">
      <style:text-properties officeooo:rsid="0004b7b3" officeooo:paragraph-rsid="0004b7b3"/>
    </style:style>
    <style:style style:name="P7" style:family="paragraph" style:parent-style-name="Table_20_Contents">
      <style:text-properties officeooo:rsid="000691ef" officeooo:paragraph-rsid="000691ef"/>
    </style:style>
    <style:style style:name="P8" style:family="paragraph" style:parent-style-name="Table_20_Contents">
      <style:text-properties officeooo:rsid="00088af5" officeooo:paragraph-rsid="00088af5"/>
    </style:style>
    <style:style style:name="P9" style:family="paragraph" style:parent-style-name="Table_20_Contents">
      <style:text-properties officeooo:rsid="0009935a" officeooo:paragraph-rsid="0009935a"/>
    </style:style>
    <style:style style:name="P10" style:family="paragraph" style:parent-style-name="Table_20_Contents">
      <style:text-properties officeooo:rsid="000691ef" officeooo:paragraph-rsid="000691ef"/>
    </style:style>
    <style:style style:name="P11" style:family="paragraph" style:parent-style-name="Table_20_Contents">
      <style:text-properties officeooo:rsid="000364d7" officeooo:paragraph-rsid="000364d7"/>
    </style:style>
    <style:style style:name="P12" style:family="paragraph">
      <style:paragraph-properties fo:text-align="center"/>
    </style:style>
    <style:style style:name="T1" style:family="text">
      <style:text-properties officeooo:rsid="0004b7b3"/>
    </style:style>
    <style:style style:name="T2" style:family="text">
      <style:text-properties officeooo:rsid="00088af5"/>
    </style:style>
    <style:style style:name="T3" style:family="text">
      <style:text-properties officeooo:rsid="0009935a"/>
    </style:style>
    <style:style style:name="T4" style:family="text">
      <style:text-properties officeooo:rsid="000ae1de"/>
    </style:style>
    <style:style style:name="T5" style:family="text">
      <style:text-properties style:font-name="Liberation Serif1" officeooo:rsid="000ae1de" style:font-name-asian="Liberation Serif1" style:font-name-complex="Liberation Serif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3: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Server</text:p>
          </table:table-cell>
        </table:table-row>
        <table:table-row>
          <table:table-cell table:style-name="Tabelle1.A2" office:value-type="string">
            <text:p text:style-name="P4">memList: ArrayList&lt;Person&gt;</text:p>
            <text:p text:style-name="P8">lif<text:span text:style-name="T3">tList</text:span>: <text:span text:style-name="T3">static ArrayList</text:span>&lt;String&gt;</text:p>
          </table:table-cell>
        </table:table-row>
        <table:table-row>
          <table:table-cell table:style-name="Tabelle1.A2" office:value-type="string">
            <text:p text:style-name="P5"><text:span text:style-name="T4">+</text:span>addPerson(<text:span text:style-name="T2">name:String, age:int, </text:span>gender: Gen, <text:span text:style-name="T1">preference: Gen</text:span>): void</text:p>
            <text:p text:style-name="P4"><text:span text:style-name="T4">+</text:span>findPerson(name:String): Person</text:p>
            <text:p text:style-name="P7"><text:span text:style-name="T4">+</text:span>match(p1:Person): static <text:span text:style-name="T3">ArrayList&lt;</text:span>Person<text:span text:style-name="T3">&gt;</text:span></text:p>
            <text:p text:style-name="P9"><draw:line text:anchor-type="paragraph" draw:z-index="8" draw:style-name="gr1" draw:text-style-name="P12" svg:x1="6.339cm" svg:y1="0.42cm" svg:x2="5.81cm" svg:y2="0.596cm"><text:p/></draw:line><text:span text:style-name="T4">+</text:span>getLiftList():static ArrayList&lt;String&gt;</text:p>
          </table:table-cell>
        </table:table-row>
      </table:table>
      <text:p text:style-name="P1"><draw:line text:anchor-type="paragraph" draw:z-index="0" draw:style-name="gr1" draw:text-style-name="P12" svg:x1="3.12cm" svg:y1="0.011cm" svg:x2="3.12cm" svg:y2="2.41cm"><text:p/></draw:line><draw:line text:anchor-type="paragraph" draw:z-index="3" draw:style-name="gr2" draw:text-style-name="P12" svg:x1="9.117cm" svg:y1="0.505cm" svg:x2="5.907cm" svg:y2="0.011cm"><text:p/></draw:line><draw:line text:anchor-type="paragraph" draw:z-index="7" draw:style-name="gr1" draw:text-style-name="P12" svg:x1="5.907cm" svg:y1="0.011cm" svg:x2="6.154cm" svg:y2="0.505cm"><text:p/></draw:line><text:tab/><text:tab/> <text:s text:c="2"/><text:span text:style-name="T4">1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Gen <text:s text:c="3"/>(enum)</text:p>
          </table:table-cell>
        </table:table-row>
        <table:table-row>
          <table:table-cell table:style-name="Tabelle3.A2" office:value-type="string">
            <text:p text:style-name="P4">female, male</text:p>
          </table:table-cell>
        </table:table-row>
      </table:table>
      <text:p text:style-name="P2"><draw:line text:anchor-type="paragraph" draw:z-index="1" draw:style-name="gr1" draw:text-style-name="P12" svg:x1="2.768cm" svg:y1="0.097cm" svg:x2="3.121cm" svg:y2="0.556cm"><text:p/></draw:line><draw:line text:anchor-type="paragraph" draw:z-index="2" draw:style-name="gr1" draw:text-style-name="P12" svg:x1="3.12cm" svg:y1="0.555cm" svg:x2="3.438cm" svg:y2="0.132cm"><text:p/></draw:line><draw:line text:anchor-type="paragraph" draw:z-index="4" draw:style-name="gr2" draw:text-style-name="P12" svg:x1="9.224cm" svg:y1="0.132cm" svg:x2="5.978cm" svg:y2="2.319cm"><text:p/></draw:line><text:tab/> <text:s text:c="6"/><text:span text:style-name="T4">0..*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Person</text:p>
          </table:table-cell>
        </table:table-row>
        <table:table-row>
          <table:table-cell table:style-name="Tabelle2.A2" office:value-type="string">
            <text:p text:style-name="P6">nextLift: String</text:p>
            <text:p text:style-name="P4"><draw:line text:anchor-type="paragraph" draw:z-index="5" draw:style-name="gr1" draw:text-style-name="P12" svg:x1="6.057cm" svg:y1="0.035cm" svg:x2="5.881cm" svg:y2="0.564cm"><text:p/></draw:line>age: int</text:p>
            <text:p text:style-name="P4"><draw:line text:anchor-type="paragraph" draw:z-index="6" draw:style-name="gr1" draw:text-style-name="P12" svg:x1="6.445cm" svg:y1="0.29cm" svg:x2="5.881cm" svg:y2="0.078cm"><text:p/></draw:line>name: String</text:p>
            <text:p text:style-name="P4">gender: Gen</text:p>
            <text:p text:style-name="P6">preference: Gen</text:p>
            <text:p text:style-name="P7">matches: ArrayList&lt;Person&gt;</text:p>
          </table:table-cell>
        </table:table-row>
        <table:table-row>
          <table:table-cell table:style-name="Tabelle2.A2" office:value-type="string">
            <text:p text:style-name="P9"><text:span text:style-name="T4">+</text:span>getter and setter</text:p>
            <text:p text:style-name="P9"><text:span text:style-name="T4">+</text:span>construct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3:58:31.103178746</meta:creation-date>
    <dc:date>2015-01-11T13:26:05.159081544</dc:date>
    <meta:editing-duration>PT7M56S</meta:editing-duration>
    <meta:editing-cycles>3</meta:editing-cycles>
    <meta:generator>LibreOffice/4.2.7.2$Linux_X86_64 LibreOffice_project/420m0$Build-2</meta:generator>
    <meta:document-statistic meta:table-count="3" meta:image-count="0" meta:object-count="0" meta:page-count="1" meta:paragraph-count="21" meta:word-count="45" meta:character-count="426" meta:non-whitespace-character-count="386"/>
  </office:meta>
</office:document-meta>
</file>